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864BDAC842BE53C5A.png" manifest:media-type="image/png"/>
  <manifest:file-entry manifest:full-path="Pictures/100000000000025800000190BA3A98107D2341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 style:font-pitch="variable"/>
    <style:font-face style:name="Liberations sans1" svg:font-family="'Liberations sans'" style:font-family-generic="swiss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874cm" svg:height="10.582cm" svg:x="8.255cm" svg:y="1.905cm">
          <draw:image xlink:href="Pictures/100000000000025800000190BA3A98107D2341C8.png" xlink:type="simple" xlink:show="embed" xlink:actuate="onLoad" draw:mime-type="image/png">
            <text:p/>
          </draw:image>
        </draw:frame>
        <draw:frame draw:style-name="gr1" draw:text-style-name="P1" draw:layer="layout" svg:width="7.569cm" svg:height="5.588cm" svg:x="16.51cm" svg:y="4.572cm">
          <draw:image xlink:href="Pictures/10000001000003200000025864BDAC842BE53C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 sans" svg:font-family="'Liberations sans'" style:font-family-generic="swiss" style:font-pitch="variable"/>
    <style:font-face style:name="Liberations sans1" svg:font-family="'Liberations sans'" style:font-family-generic="swiss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B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2T09:08:17.126877550</meta:creation-date>
    <dc:date>2023-10-27T11:14:40.279663397</dc:date>
    <meta:editing-duration>PT1H48M23S</meta:editing-duration>
    <meta:editing-cycles>21</meta:editing-cycles>
    <meta:generator>LibreOffice/7.3.7.2$Linux_X86_64 LibreOffice_project/30$Build-2</meta:generator>
    <meta:document-statistic meta:object-count="25"/>
  </office:meta>
</office:document-meta>
</file>